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MT"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2" style:family="paragraph" style:parent-style-name="Standard">
      <style:paragraph-properties fo:line-height="150%"/>
    </style:style>
    <style:style style:name="P3" style:family="paragraph" style:parent-style-name="Standard" style:list-style-name="L1">
      <style:paragraph-properties fo:line-height="150%"/>
    </style:style>
    <style:style style:name="P4" style:family="paragraph" style:parent-style-name="Text_20_body" style:list-style-name="L1">
      <style:paragraph-properties fo:line-height="150%"/>
    </style:style>
    <style:style style:name="P5" style:family="paragraph" style:parent-style-name="Preformatted_20_Text">
      <style:paragraph-properties fo:margin-top="0cm" fo:margin-bottom="0.499cm"/>
    </style:style>
    <style:style style:name="P6" style:family="paragraph">
      <style:paragraph-properties fo:text-align="center"/>
    </style:style>
    <style:style style:name="T1" style:family="text">
      <style:text-properties style:font-name="Arial" fo:font-size="12pt" fo:font-style="normal" style:font-name-asian="ArialMT" style:font-size-asian="12pt" style:font-style-asian="normal" style:font-name-complex="ArialMT" style:font-size-complex="12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eeeeee" draw:textarea-horizontal-align="center" draw:textarea-vertical-align="middle" style:run-through="foreground"/>
    </style:style>
    <style:style style:name="gr3" style:family="graphic">
      <style:graphic-properties draw:fill="solid" draw:fill-color="#eeeeee" draw:textarea-horizontal-align="center" draw:textarea-vertical-align="middle" style:run-through="foreground"/>
    </style:style>
    <style:style style:name="gr4" style:family="graphic">
      <style:graphic-properties draw:fill="soli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style>
    <style:style style:name="gr6" style:family="graphic">
      <style:graphic-properties draw:textarea-horizontal-align="center" draw:textarea-vertical-align="middle" style:run-through="foreground"/>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onzeption </text:p>
      <text:p text:style-name="P1">Nach Bisherigen Erkenntnissen wäre es sinnvoll Funktionalitäten der Bibliothek als eine Sammlung von Bausteinen anzubieten, die je nach Bedarf für die Entwicklung von Android Applikationen verwendet werden können. </text:p>
      <text:p text:style-name="P1"/>
      <text:p text:style-name="P1">Modularer Aufbau der Bibliothek mit Kapselung der Funktionalitäten in einzelne Klassen. Dabei wird auf Wiederverwendbarkeit der Algorithmen für weitere Gesten geachtet. </text:p>
      <text:p text:style-name="P1"/>
      <text:p text:style-name="P1"><draw:g text:anchor-type="paragraph" draw:z-index="0" draw:style-name="gr1"><draw:rect draw:style-name="gr2" draw:text-style-name="P6" svg:width="5.266cm" svg:height="4.049cm" svg:x="1.526cm" svg:y="0.525cm"><text:p/></draw:rect><draw:rect draw:style-name="gr3" draw:text-style-name="P6" svg:width="2.461cm" svg:height="0.641cm" svg:x="1.526cm" svg:y="-0.115cm"><text:p text:style-name="P6">Application</text:p></draw:rect></draw:g><draw:g text:anchor-type="paragraph" draw:z-index="4" draw:style-name="gr1"><draw:rect draw:style-name="gr5" draw:text-style-name="P6" svg:width="5.266cm" svg:height="4.049cm" svg:x="8.008cm" svg:y="0.441cm"><text:p/></draw:rect><draw:rect draw:style-name="gr6" draw:text-style-name="P6" svg:width="2.461cm" svg:height="0.641cm" svg:x="8.008cm" svg:y="-0.199cm"><text:p text:style-name="P6">Bibliothek</text:p></draw:rect></draw:g><draw:rect text:anchor-type="paragraph" draw:z-index="15" draw:style-name="gr8" draw:text-style-name="P6" svg:width="0.214cm" svg:height="0.133cm" svg:x="8.629cm" svg:y="1.319cm"><text:p/></draw:rect></text:p>
      <text:p text:style-name="P1"><draw:rect text:anchor-type="paragraph" draw:z-index="1" draw:style-name="gr4" draw:text-style-name="P6" svg:width="1.456cm" svg:height="1.265cm" svg:x="2.055cm" svg:y="0.166cm"><text:p/></draw:rect><draw:rect text:anchor-type="paragraph" draw:z-index="5" draw:style-name="gr7" draw:text-style-name="P6" svg:width="1.456cm" svg:height="1.265cm" svg:x="10.283cm" svg:y="0.96cm"><text:p/></draw:rect><draw:rect text:anchor-type="paragraph" draw:z-index="11" draw:style-name="gr8" draw:text-style-name="P6" svg:width="0.214cm" svg:height="0.133cm" svg:x="2.628cm" svg:y="0.319cm"><text:p/></draw:rect><draw:rect text:anchor-type="paragraph" draw:z-index="16" draw:style-name="gr8" draw:text-style-name="P6" svg:width="0.214cm" svg:height="0.133cm" svg:x="10.629cm" svg:y="1.319cm"><text:p/></draw:rect><draw:rect text:anchor-type="paragraph" draw:z-index="17" draw:style-name="gr8" draw:text-style-name="P6" svg:width="0.214cm" svg:height="0.133cm" svg:x="8.629cm" svg:y="2.32cm"><text:p/></draw:rect><draw:rect text:anchor-type="paragraph" draw:z-index="7" draw:style-name="gr7" draw:text-style-name="P6" svg:width="1.456cm" svg:height="1.265cm" svg:x="8.326cm" svg:y="0.136cm"><text:p/></draw:rect></text:p>
      <text:p text:style-name="P1"><draw:rect text:anchor-type="paragraph" draw:z-index="3" draw:style-name="gr4" draw:text-style-name="P6" svg:width="1.456cm" svg:height="1.265cm" svg:x="4.225cm" svg:y="0.473cm"><text:p/></draw:rect><draw:rect text:anchor-type="paragraph" draw:z-index="9" draw:style-name="gr8" draw:text-style-name="P6" svg:width="0.214cm" svg:height="0.133cm" svg:x="2.51cm" svg:y="0.113cm"><text:p/></draw:rect><draw:rect text:anchor-type="paragraph" draw:z-index="10" draw:style-name="gr8" draw:text-style-name="P6" svg:width="0.214cm" svg:height="0.133cm" svg:x="4.51cm" svg:y="1.113cm"><text:p/></draw:rect><draw:rect text:anchor-type="paragraph" draw:z-index="12" draw:style-name="gr8" draw:text-style-name="P6" svg:width="0.214cm" svg:height="0.133cm" svg:x="3.037cm" svg:y="-0.037cm"><text:p/></draw:rect><draw:rect text:anchor-type="paragraph" draw:z-index="18" draw:style-name="gr8" draw:text-style-name="P6" svg:width="0.214cm" svg:height="0.133cm" svg:x="9.193cm" svg:y="0.175cm"><text:p/></draw:rect><draw:line text:anchor-type="paragraph" draw:z-index="19" draw:style-name="gr7" draw:text-style-name="P6" svg:x1="9.407cm" svg:y1="0.307cm" svg:x2="10.629cm" svg:y2="0.589cm"><text:p/></draw:line><draw:line text:anchor-type="paragraph" draw:z-index="22" draw:style-name="gr7" draw:text-style-name="P6" svg:x1="8.842cm" svg:y1="-0.009cm" svg:x2="9.193cm" svg:y2="0.174cm"><text:p/></draw:line><draw:line text:anchor-type="paragraph" draw:z-index="23" draw:style-name="gr7" draw:text-style-name="P6" svg:x1="8.629cm" svg:y1="-0.009cm" svg:x2="5.211cm" svg:y2="0.813cm"><text:p/></draw:line><draw:line text:anchor-type="paragraph" draw:z-index="24" draw:style-name="gr7" draw:text-style-name="P6" svg:x1="8.629cm" svg:y1="1.653cm" svg:x2="3.251cm" svg:y2="0.039cm"><text:p/></draw:line></text:p>
      <text:p text:style-name="P1"><draw:rect text:anchor-type="paragraph" draw:z-index="14" draw:style-name="gr8" draw:text-style-name="P6" svg:width="0.214cm" svg:height="0.133cm" svg:x="5.062cm" svg:y="0.083cm"><text:p/></draw:rect><draw:rect text:anchor-type="paragraph" draw:z-index="6" draw:style-name="gr7" draw:text-style-name="P6" svg:width="1.456cm" svg:height="1.265cm" svg:x="8.331cm" svg:y="0.471cm"><text:p/></draw:rect><draw:line text:anchor-type="paragraph" draw:z-index="20" draw:style-name="gr7" draw:text-style-name="P6" svg:x1="9.278cm" svg:y1="1.208cm" svg:x2="10.629cm" svg:y2="-0.009cm"><text:p/></draw:line></text:p>
      <text:p text:style-name="P1"><draw:rect text:anchor-type="paragraph" draw:z-index="2" draw:style-name="gr4" draw:text-style-name="P6" svg:width="1.456cm" svg:height="1.265cm" svg:x="2.055cm" svg:y="0.166cm"><text:p/></draw:rect><draw:rect text:anchor-type="paragraph" draw:z-index="13" draw:style-name="gr8" draw:text-style-name="P6" svg:width="0.214cm" svg:height="0.133cm" svg:x="2.628cm" svg:y="0.319cm"><text:p/></draw:rect><draw:rect text:anchor-type="paragraph" draw:z-index="21" draw:style-name="gr8" draw:text-style-name="P6" svg:width="0.214cm" svg:height="0.133cm" svg:x="9.065cm" svg:y="0.478cm"><text:p/></draw:rect><draw:line text:anchor-type="paragraph" draw:z-index="25" draw:style-name="gr7" draw:text-style-name="P6" svg:x1="2.842cm" svg:y1="0.319cm" svg:x2="9.065cm" svg:y2="0.61cm"><text:p/></draw:line></text:p>
      <text:p text:style-name="P1"><draw:rect text:anchor-type="paragraph" draw:z-index="8" draw:style-name="gr8" draw:text-style-name="P6" svg:width="0.214cm" svg:height="0.133cm" svg:x="2.51cm" svg:y="0.113cm"><text:p/></draw:rect></text:p>
      <text:p text:style-name="P1"/>
      <text:p text:style-name="P1">Mögliche Kritikpunkte:</text:p>
      <text:list xml:id="list4547344874982258492" text:style-name="L1">
        <text:list-item>
          <text:p text:style-name="P3"><text:span text:style-name="T1">Austauschbarkeit von einzelnen Bausteinen der Bibliothek.</text:span></text:p>
        </text:list-item>
        <text:list-item>
          <text:p text:style-name="P3"><text:span text:style-name="T1">Schnittstellen sollten über die Versionen sich gleich verhalten</text:span></text:p>
          <text:list>
            <text:list-item>
              <text:p text:style-name="P3"><text:span text:style-name="T1">D.h. Übergabe Parameter sollten so variabel wie möglich definiert werden, sodass nur wenige verpflichtend sind und der Rest optional.</text:span></text:p>
            </text:list-item>
            <text:list-item>
              <text:p text:style-name="P3"><text:span text:style-name="T1">Auch Methodennamen können sich ändern dies ist jedoch lediglich über eine entsprechende Ankündigung zu realisieren </text:span></text:p>
              <text:list>
                <text:list-item>
                  <text:p text:style-name="P3"><text:span text:style-name="T1">→ Also in dem man die alte Methode über einen Releasezyklus als „Deprecated“ deklariert und bereits auf die neue Methode verweist.</text:span></text:p>
                </text:list-item>
              </text:list>
            </text:list-item>
          </text:list>
        </text:list-item>
      </text:list>
      <text:p text:style-name="P2"><text:span text:style-name="T1"/></text:p>
      <text:p text:style-name="P2"><text:span text:style-name="T1">Mögliche Lösungen:</text:span></text:p>
      <text:list xml:id="list30429094" text:continue-numbering="true" text:style-name="L1">
        <text:list-item>
          <text:list>
            <text:list-item>
              <text:p text:style-name="P3"><text:span text:style-name="T1">Pflichtparameter als normale Methodenparameter,</text:span></text:p>
              <text:list>
                <text:list-item>
                  <text:p text:style-name="P3"><text:span text:style-name="T1"><text:s/>optionale in der Form</text:span></text:p>
                </text:list-item>
                <text:list-item>
                  <text:p text:style-name="P4"><text:span text:style-name="T1">a) All optional parameters are of the same type:</text:span></text:p>
                </text:list-item>
              </text:list>
            </text:list-item>
          </text:list>
        </text:list-item>
      </text:list>
      <text:p text:style-name="Preformatted_20_Text"><text:soft-page-break/><text:span text:style-name="Source_20_Text">void foo(String a, Integer... b) {</text:span></text:p>
      <text:p text:style-name="Preformatted_20_Text"><text:span text:style-name="Source_20_Text"><text:s text:c="4"/>Integer b1 = b.length &gt; 0 ? b[0] : 0;</text:span></text:p>
      <text:p text:style-name="Preformatted_20_Text"><text:span text:style-name="Source_20_Text"><text:s text:c="4"/>Integer b2 = b.length &gt; 1 ? b[1] : 0;</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foo("a");</text:span></text:p>
      <text:p text:style-name="P5"><text:span text:style-name="Source_20_Text">foo("a", 1, 2);</text:span></text:p>
      <text:list xml:id="list30456266" text:continue-numbering="true" text:style-name="L1">
        <text:list-item>
          <text:list>
            <text:list-item>
              <text:list>
                <text:list-item>
                  <text:p text:style-name="P3"><text:span text:style-name="T1">oder optionale Parameter <text:s/>in der Form einer HashMap (Key Value) die fest definiert ist, d.h. Länge und Keys sind fix. Die Values lassen sich nach belieben setzen, in der Implementierung wird geprüft für alle keys ob valide values gesetzt sind </text:span></text:p>
                  <text:list>
                    <text:list-item>
                      <text:p text:style-name="P3"><text:span text:style-name="T1">an dieser Stelle kann jeder murks übergeben werden → Typkonvertierung → ggf. vorher pro Feld Typ festlegen (Generics)</text:span></text:p>
                    </text:list-item>
                  </text:list>
                </text:list-item>
                <text:list-item>
                  <text:p text:style-name="P3"><text:span text:style-name="T1">oder optionale Parameter als normale Parameter festlegen die auch null sein dürfen. </text:span></text:p>
                  <text:list>
                    <text:list-item>
                      <text:p text:style-name="P3"><text:span text:style-name="T1">Vorteil: zu jedem Parameter gibt es ein getracktes javadoc</text:span></text:p>
                    </text:list-item>
                    <text:list-item>
                      <text:p text:style-name="P3"><text:span text:style-name="T1">Nachteil: u.u. Sehr aufgeblähte Methodendefinitionen </text:span></text:p>
                    </text:list-item>
                  </text:list>
                </text:list-item>
                <text:list-item>
                  <text:p text:style-name="P3"><text:span text:style-name="T1">oder Wrapper Object → objekt zum sammeln von Konfigruationen → Pflichtparameter sowie optionale Parameter</text:span></text:p>
                  <text:list>
                    <text:list-item>
                      <text:p text:style-name="P3"><text:span text:style-name="T1">Nachteil: Wrapper Objekte sind gedacht für u.a. das kontinuierliche Befüllen durch mehrere Instanzen von Klassen. In der aktuellen Problemstellung sind abgeschlossene Funktionalitäten jedoch eher in einer Klasse konzentriert. Ein Wrapper macht daher wenig Sinn.</text:span></text:p>
                    </text:list-item>
                  </text:list>
                </text:list-item>
                <text:list-item>
                  <text:p text:style-name="P3"><text:span text:style-name="T1">Oder Parameter Definition alle in Methodendefinitionen mit @Default("") Deklaration.</text:span></text:p>
                </text:list-item>
              </text:list>
            </text:list-item>
          </text:list>
        </text:list-item>
      </text:list>
      <text:p text:style-name="P1">Vorteile?</text:p>
      <text:p text:style-name="P1"/>
      <text:p text:style-name="P1"/>
      <text:p text:style-name="P1">Nachteile?</text:p>
      <text:p text:style-name="P1"><text:soft-page-break/></text:p>
      <text:p text:style-name="P1">Folgen für die Schnittstellen / Referenzierung?</text:p>
      <text:p text:style-name="P1"/>
      <text:p text:style-name="P1">Architektur ?</text:p>
      <text:p text:style-name="P1">Information Hiding …</text:p>
      <text:p text:style-name="P1"/>
      <text:p text:style-name="P1">KobrA Methode ?</text:p>
      <text:p text:style-name="P1">PuLSE? Ökonomisches Modell zur Identifikation der optimalen Systemfamilie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MT"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3T15:58:55.75</meta:creation-date>
    <dc:date>2014-10-04T10:28:41.37</dc:date>
    <meta:editing-duration>P4DT2H10M24S</meta:editing-duration>
    <meta:editing-cycles>27</meta:editing-cycles>
    <meta:generator>OpenOffice/4.0.1$Win32 OpenOffice.org_project/401m5$Build-9714</meta:generator>
    <meta:document-statistic meta:table-count="0" meta:image-count="0" meta:object-count="0" meta:page-count="3" meta:paragraph-count="35" meta:word-count="353" meta:character-count="2408"/>
  </office:meta>
</office:document-meta>
</file>